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ext_20_body">
      <style:text-properties fo:font-size="13.5pt" fo:font-style="italic"/>
    </style:style>
    <style:style style:name="T1" style:family="text">
      <style:text-properties style:font-name="Verdana"/>
    </style:style>
    <style:style style:name="T2" style:family="text">
      <style:text-properties style:font-name="Verdana"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13.5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ML 1000 –Individual Assignment, Machine Learning EthicsStudents are expected to reply with 1-2 paragraphs on each of the ten topics listed below to successfully complete their ML Ethics –Individual Assignment.Tech giants such as Alphabet, Amazon, Facebook, IBM and Microsoft –as well as individuals like the late Stephen Hawking and Elon Musk –believe that now is the right time to talk about the nearly boundless landscape of machine learning. In many ways, thisis just as much a new frontier for ethics and risk assessment as it is for emerging technology. You are expected to have done some readings around each topic. <text:s/>You may argue for a particular case (pro or contra). You may the assess the merits of a given view. You may want to look for counterexamples to a generalization or fallacies with a specific argument.</text:p>
      <text:p text:style-name="Standard"/>
      <text:p text:style-name="Standard"/>
      <text:p text:style-name="Standard">1. Unemployment. What happens after the end of jobs?</text:p>
      <text:p text:style-name="Standard"/>
      <text:p text:style-name="Standard">The hierarchy of laboris concerned primarily with automation. As we’ve invented ways to automate jobs, we could create room for people to assume more complex roles, moving from the physical work that dominated the pre-industrial globe to the cognitive laborthat characterizes strategic and administrative work in our globalized society.Look at trucking: it currently employs millions of individuals in the United States alone. What will happen to them if the self-driving trucks promised by Tesla’s Elon Musk become widely available in the next decade? But on the other hand, if we consider the lower risk of accidents, self-driving trucks seem like an ethical choice. The same scenario could happen to office workers, as well as to the majority of the workforce in developed countries.This is where we come to the question of how we are going to spend our time. Most people still rely on selling their time to have enough income to sustain themselves and their families. We can only hope that this opportunity will enable people to find meaning in non-labour activities, such as caring for their families, engaging with their communities and learning new ways to contribute to human society.If we succeed with the transition, one day we might look back and think that it was barbaric that human beings were required to sell the majority of their waking time just to be able to live.</text:p>
      <text:p text:style-name="Standard"/>
      <text:p text:style-name="P1">When talk turns to “Look at trucking: it currently employs millions of individuals in the United States alone.”, I like to invoke the image of millions of individuals who lost their jobs tilling fields with oxen. Seriously, every single person whose survival is not tied to tilling fields with oxen is better off, whether they're making the most of it or not. Even only if they live longer, and have more opportunity for education. We have been automating jobs for a very, very long time. I was on a software development team in the 1990s that put many chemical, paper, and transportation workers out of their jobs, by creating the first web-based system that allowed remote digital soft proofing of print jobs. I certainly don't feel bad about all the chemicals that are no longer manufactured and set loose on the World. Or all that paper. Or the shipping of all that paper and all those chemicals. But do I feel bad for those workers? Maybe I do. Did they live in a place where their financial security and modern skills re-training were assured by the country to which they had been paying taxes? HA! They probably had to get jobs driving trucks.</text:p>
      <text:p text:style-name="P1"/>
      <text:p text:style-name="P1">The hope is, as we automate jobs, we can move on to bigger and better things. We don't till fields with oxen, we drive trucks. We don't drive trucks, we're YouTubers. The YouTubers of today have no idea what will be a hot job when AIs <text:soft-page-break/>become the most efficient purveyors of video content. We certainly know that Machine Learning Specialist is going to be pretty hot in the coming years. But how good at preparing people for the future is our society now? I somehow managed to get a great education early in life, so I could have a great career and be able to attend, and afford, and understand, the Machine Learning Certificate Program at York. The only such program in Canada. Just me and twenty-odd people. Less than one in a million Canadians. While I feel incredibly fortunate to be here, I am almost sickened at how few such opportunities there are and how few people have enough education and a good enough career to even consider such a thing. And I do fear that Canada will get paved by other countries who are not shy about investing heavily in educating and training their citizens.</text:p>
      <text:p text:style-name="P1"/>
      <text:p text:style-name="Standard"/>
      <text:p text:style-name="Standard"/>
      <text:p text:style-name="Standard">2. Inequality. How do we distribute the wealth created by machines?</text:p>
      <text:p text:style-name="Standard"/>
      <text:p text:style-name="Standard">Our economic system is based on compensation for contribution to the economy, often assessed using an hourly wage. The majority of companies are still dependent on hourly work when it comes to products and services. But by using artificial intelligence, a company can drastically cut down on relying on the human workforce, and this means that revenues will go to fewer people. Consequently, individuals who have ownership in AI-driven companies will make all the money.We are already seeing a widening wealth gap, where start-up founders take home a large portion of the economic surplus they create. In 2014,roughly the same revenues were generated by the three biggest companies in Detroit and the three biggest companies in Silicon Valley ... only in Silicon Valley there were 10 times fewer employees.If we’re truly imagining a post-work society, how do we structure a fair post-laboreconomy?</text:p>
      <text:p text:style-name="Standard"/>
      <text:p text:style-name="P1">The obvious solution to this would be to tax the owners of the machines, and provide a basic minimum income to all the humans. The argument that “the machine owners are the job creators!” will still carry weight, even when all the human employees have been replaced. </text:p>
      <text:p text:style-name="P1"/>
      <text:p text:style-name="P1">Though, I'm sure there will always be people who have been replaced by a machine, and will still fight for tax cuts for the machine owners who fired their asses.</text:p>
      <text:p text:style-name="Standard"/>
      <text:p text:style-name="Standard"/>
      <text:p text:style-name="Standard">3. Humanity. How do machines affect our behaviorand interaction?</text:p>
      <text:p text:style-name="Standard"/>
      <text:p text:style-name="Standard">Artificially intelligent bots are becoming better and better at modelling human conversation and relationships. In 2015, a bot namedEugene Goostman won the Turing Challengefor the first time. In this challenge, human raters used text input to chat with an unknown entity, then guessed whether they had been chatting witha human or a machine. Eugene Goostman fooled more than half of the human raters into thinking they had been talking to a human being.This milestone is only the start of an age where we will frequently interact with machines as if they are humans; whetherin customer service or sales. While humans are limited in the attention and kindness that they can expend on another person, artificial bots can channel virtually unlimited resources into building relationships.Even though not many of us are aware of this, we are already witnesses to how machines can trigger the reward <text:soft-page-break/>centersin the human brain. Just look at click-bait headlines and video games. These headlines are often optimized with A/B testing, a rudimentary form of algorithmic optimization for content to capture our attention. This and other methods are used to make numerous video and mobile games become addictive.Tech addiction is the new frontier of human dependency.On the other hand, maybe we can think of a different use for software, which has already become effective at directing human attention and triggering certain actions. When used right, this could evolve into an opportunity to nudge society towards more beneficial behavior. However, in the wrong hands it could prove detrimental.</text:p>
      <text:p text:style-name="Standard"/>
      <text:p text:style-name="Standard"/>
      <text:p text:style-name="P1">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under the hood that were making it possible — but just harnessing those tools to get people to 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1"/>
      <text:p text:style-name="P1">So like I say, this question hits close to home. And I did not know where to start. And then Andrew Ng's newsletter, The Batch, arrived in my Inbox. https://info.deeplearning.ai/tensorflow-versus-pytorch-autonomous-drone-races-state-of-the-art-with-less-compute-nlp-for-rare-languages I'm a real sucker for Andrew Ng, but when he writes stuff like this, I almost start feeling like a fanboi: </text:p>
      <text:p text:style-name="P1"/>
      <text:p text:style-name="Standard"><text:span text:style-name="T1">“</text:span><text:span text:style-name="T4">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 </text:span></text:p>
      <text:p text:style-name="Text_20_body"> </text:p>
      <text:p text:style-name="P2">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p>
      <text:p text:style-name="Text_20_body"><text:soft-page-break/> </text:p>
      <text:p text:style-name="Text_20_body"><text:span text:style-name="T4">This isn’t the whole answer, but I find it a useful initial filter.</text:span><text:span text:style-name="T1">”</text:span></text:p>
      <text:p text:style-name="Standard"/>
      <text:p text:style-name="P1">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is: <text:a xlink:type="simple" xlink:href="https://raw.githubusercontent.com/3dspace/neural-art-gallery/master/caseypaintingw3.jpg" text:style-name="Internet_20_link" text:visited-style-name="Visited_20_Internet_20_Link">https://raw.githubusercontent.com/3dspace/neural-art-gallery/master/caseypaintingw3.jpg</text:a> I had used machine learning to bring my family joy. Onward and upward!</text:p>
      <text:p text:style-name="P1"/>
      <text:p text:style-name="P1"/>
      <text:p text:style-name="Standard"/>
      <text:p text:style-name="Standard">4. Artificial stupidity. How can we guard against mistakes?</text:p>
      <text:p text:style-name="Standard"/>
      <text:p text:style-name="Standard">Intelligence comes from learning, whether you’re human or machine. Systems usually have a training phase in which they "learn" to detect the right patterns and act according to their input. Once a system is fully trained, it can then go into test phase, where it is hit with more examples and we see how it performs.Obviously, the training phase cannot cover all possible examples that a system may deal with in the real world. These systemscan be fooledin ways that humans wouldn't be. For example, random dot patterns can lead a machine to “see” things that aren’t there. If we rely on AI to bring us into a new </text:p>
      <text:p text:style-name="Standard">world of labor, security and efficiency, we need to ensure that the machine performs as planned, and that people can’t overpower it to use it for their own ends.</text:p>
      <text:p text:style-name="Standard"/>
      <text:p text:style-name="Standard"/>
      <text:p text:style-name="Standard">5. Racist robots. How do we eliminate AI bias?</text:p>
      <text:p text:style-name="Standard"/>
      <text:p text:style-name="Standard">Though artificial intelligence is capable of a speed and capacity of processing that’s far beyond that of humans, it cannot always be trusted to be fair and neutral. Google and its parent company Alphabet are one of the leaders when it comes to artificial intelligence, as seen in Google’s Photos service, where AI is used to identify people, objects and scenes. But it can go wrong, such as when a cameramissed the markon racial sensitivity, or when asoftware used to predict future criminalsshowed bias against black people.We shouldn’t forget that AI systems are created by humans, who can be biased and judgmental. Once again, if used right, or if used by those who strive for social progress, artificial intelligence can become a catalyst for positive change.</text:p>
      <text:p text:style-name="Standard"/>
      <text:p text:style-name="Standard"><text:span text:style-name="T1">The problem of human bias expressing itself through machine learning algorithms requires deliberate intervention to minimize its impact. Because ML systems are trained using data generated through human activity, the biases expressed in that </text:span><text:soft-page-break/><text:span text:style-name="T1">human activity express themselves automatically in any system that trains on that data. I read an article recently about Google disbanding its AI Ethics Board, after employees protested the board's inclusion of Heritage Foundation president Kay Coles James. https://www.vox.com/future-perfect/2019/4/4/18295933/google-cancels-ai-ethics-board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text:span><text:span text:style-name="T1">s data scientist Cathy O'Neil says in the TED Talk that is part of our course material, “</text:span><text:span text:style-name="T2">Data laundering. It's a process whereby technologists hide ugly truths inside black-box algorithms, and call them objective. Call them meritocratic.</text:span><text:span text:style-name="T1">” I</text:span><text:span text:style-name="T1"> did not understand at first, why Google's employees wanted this board shut down. The more I read about the characters who had infiltrated it, the more it became clear. As Ms O'Neil concludes, “</text:span><text:span text:style-name="T2">Data scientists, we should not be the arbiters of the Truth. We should be translators of ethical discussions that happen in larger society.</text:span><text:span text:style-name="T1">”</text:span></text:p>
      <text:p text:style-name="P1"/>
      <text:p text:style-name="P1">https://www.ted.com/talks/cathy_o_neil_the_era_of_blind_faith_in_big_data_must_end#t-764688</text:p>
      <text:p text:style-name="P1"/>
      <text:p text:style-name="Standard"><text:span text:style-name="T1">My best understanding so far of eliminating bias from ML systems comes from the field of Natural Language Processing. Language processing algorithms are trained 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text:span text:style-name="T2">male</text:span><text:span text:style-name="T1">, </text:span><text:span text:style-name="T2">female</text:span><text:span text:style-name="T1">, </text:span><text:span text:style-name="T2">boy</text:span><text:span text:style-name="T1">, </text:span><text:span text:style-name="T2">girl</text:span><text:span text:style-name="T1">, </text:span><text:span text:style-name="T2">King</text:span><text:span text:style-name="T1">, and </text:span><text:span text:style-name="T2">Queen</text:span><text:span text:style-name="T1"> do not need gender bias removed, because they are gender specific. Words like </text:span><text:span text:style-name="T2">doctor</text:span><text:span text:style-name="T1">, </text:span><text:span text:style-name="T2">nurse</text:span><text:span text:style-name="T1">, </text:span><text:span text:style-name="T2">engineer</text:span><text:span text:style-name="T1">, </text:span><text:span text:style-name="T2">strong</text:span><text:span text:style-name="T1">, and </text:span><text:span text:style-name="T2">attractive</text:span><text:span text:style-name="T1">, on the other hand, will often suffer from a biased gender correlation in any corpus of text. We can “move” these words in our word embedding, to the nearest point that is equidistant from </text:span><text:span text:style-name="T2">male</text:span><text:span text:style-name="T1"> and </text:span><text:span text:style-name="T2">female</text:span><text:span text:style-name="T1">. By manually selecting which words will be treated this way, we can retain the gender distinction between words like </text:span><text:span text:style-name="T2">King</text:span><text:span text:style-name="T1"> and </text:span><text:span text:style-name="T2">Queen</text:span><text:span text:style-name="T1">, while hopefully erasing any gender correlation with words like </text:span><text:span text:style-name="T2">doctor</text:span><text:span text:style-name="T1"> and </text:span><text:span text:style-name="T2">nurse</text:span><text:span text:style-name="T1">. While this may seem like an </text:span><text:span text:style-name="T1">artificial, heuristic, or hackish approach, it is the kind of intervention that is required in a world where our data will be biased. The same would be true of 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ext:span><text:soft-page-break/><text:span text:style-name="T1">to de-bias the data itself, we must be aware of the biases that do exist, and then deliberately and mathematically eliminate them from model training, to whatever extent possible.</text:span></text:p>
      <text:p text:style-name="P1"/>
      <text:p text:style-name="P1"/>
      <text:p text:style-name="P1"/>
      <text:p text:style-name="P1"/>
      <text:p text:style-name="Standard">6. Security. How do we keep AI safe from adversaries?</text:p>
      <text:p text:style-name="Standard"/>
      <text:p text:style-name="Standard">The more powerful a technology becomes, the more can it be used for nefarious reasons as well as good. This applies not only to robots produced to replace human soldiers, or autonomous weapons, but to AI systems that can cause damage if used maliciously. Because these fights won't be fought on the battleground only, cybersecurity will become even more important. After all, we’re dealing with a system that is faster and more capable than us by orders of magnitude.</text:p>
      <text:p text:style-name="Standard"/>
      <text:p text:style-name="Standard"/>
      <text:p text:style-name="Standard">7. Evil genies. How do we protect against unintended consequences?</text:p>
      <text:p text:style-name="Standard"/>
      <text:p text:style-name="Standard">It’s not just adversaries we have to worry about. What if artificial intelligence itself turned against us? This doesn't mean by turning "evil" in the way a human might, or the way AI disasters are depicted in Hollywood movies. Rather, we can imagine an advanced AI system as a "genie in a bottle" that can fulfill wishes, but with terrible unforeseen consequences.In the case of a machine, there is unlikely to be malice at play, only a lack of understanding of the full context in which the wish was made. Imagine an AI system that is asked to eradicate cancer in the world. After a lot of computing, it spits out a formula that does, in fact, bring about the end of cancer –by killing everyone on the planet. The computer would have achieved its goal of "no more cancer" very efficiently, but not in the way humans intended it.</text:p>
      <text:p text:style-name="Standard"/>
      <text:p text:style-name="Standard"/>
      <text:p text:style-name="P1">InsprioBot may not be powerful enough to be an Evil Genie, but it is a modern AI, and it has gained a reputation for having gone horribly wrong. <text:a xlink:type="simple" xlink:href="https://www.iflscience.com/technology/ai-trying-to-design-inspirational-posters-goes-horribly-and-hilariously-wrong/" text:style-name="Internet_20_link" text:visited-style-name="Visited_20_Internet_20_Link">https://www.iflscience.com/technology/ai-trying-to-design-inspirational-posters-goes-horribly-and-hilariously-wrong/</text:a>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p>
      <text:p text:style-name="P1"><text:soft-page-break/></text:p>
      <text:p text:style-name="P1">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he believed it was his job to do so, humans would observe it, quantify it, report it, and the 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3">Inspiration is actually a kind of failure</text:span>” over a beautiful photo of a sunset. Harmless. Funny. Yet, darkly foretelling of the kinds of things that could go horribly wrong if no-one pays attention.</text:p>
      <text:p text:style-name="P1"/>
      <text:p text:style-name="P1">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Though, they were using tea leaves and skipping over any math. Anyway, shortly afterwards my 12-year-old daughter asked me about Genies. Do Genies always screw up people's wishes on purpose? She wondered. I remembered Question #7 on the individual assignment, and encouraged her to follow that train of thought, while her head 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my takeaway was a concept I've come across in this course before – spend more time thinking about the question. (And I conclude that it not within the scope or scale of this Assignment to ask that question about eradicating cancer in a more fool-proof way...)</text:p>
      <text:p text:style-name="Standard"/>
      <text:p text:style-name="Standard"/>
      <text:p text:style-name="Standard">8. Singularity. How do we stay in control of a complex intelligent system?</text:p>
      <text:p text:style-name="Standard"/>
      <text:p text:style-name="Standard">The reason humans are on top of the food chain is not down to sharp teeth or strong muscles. Human dominance is almost entirely due to our ingenuity and intelligence. We can get the better of bigger, faster, stronger animals because we can create and use tools to control them: both physical tools such as cages and weapons, and cognitive tools like training and conditioning.This poses a serious question about artificial intelligence: will it, one day, have the same advantage over us? We can't rely on just "pulling the plug" either, because a sufficiently advanced machine may anticipate this move and defend itself. This is what some call the “singularity”: the point in time when human beings are no longer the most intelligent beings on earth.</text:p>
      <text:p text:style-name="Standard"><text:soft-page-break/></text:p>
      <text:p text:style-name="Standard"/>
      <text:p text:style-name="Standard">9. Robot rights. How do we define the humane treatment of AI?</text:p>
      <text:p text:style-name="Standard"/>
      <text:p text:style-name="Standard">While neuroscientists are still working on unlocking the secrets of conscious experience, we understand more about the basic mechanisms of reward and aversion. We share these mechanisms with even simple animals. In a way, we are building similar mechanisms of reward and aversion in systems of artificial intelligence. For example, reinforcement learning is similar to training a dog: improved performance is reinforced with a virtual reward.Right now, these systems are fairly superficial, but they are becoming morecomplex and life-like. Could we consider a system to be suffering when its reward functions give it negative input? What's more, so-called genetic algorithms work by creating many instances of a system at once, of which only the most successful "survive" and combine to form the next generation of instances. This happens over many generations and is a way of improving a system. The unsuccessful instances are deleted. At what point might we consider genetic algorithms a form of mass murder?Once we consider machines as entities that can perceive, feel and act, it's not a huge leap to ponder their legal status. Should they be treated like animals of comparable intelligence? Will we consider the suffering of "feeling" machines?Some ethical questions are about mitigating suffering, some about risking negative outcomes. While we consider these risks, we should also keep in mind that, on the whole, this technological progress means better lives for everyone. Artificial intelligence has vast potential, and its responsible implementation is up to us.</text:p>
      <text:p text:style-name="Standard"/>
      <text:p text:style-name="Standard"/>
      <text:p text:style-name="Standard"/>
      <text:p text:style-name="Standard">10. Post privacy era. How do we define and protect privacy in the age of machine learning?</text:p>
      <text:p text:style-name="Standard"/>
      <text:p text:style-name="Standard">Given the recent developments in machine learning technology, along with the ubiquity of the web and the fact that your data is forever, it is fair to say that soon, privacy as we knew it before will no longer exist.Here are just some of the instances of how machine learning is invading user privacy.The facial recognition nightmareThe recent rollout of the facial recognition app FindFace is a reminder of just how dangerous a seemingly harmless technology can become when offered at a public level with no implemented safeguards. Facial recognition technology is nothing new and is being widely used by companies such as Facebook and Google to offer services to their customers.However, the difference with the Russian FindFace service is its open access to the extensive image database stored in VK.com, the Russian equivalent of Facebook. Anyone can submit the picture of a stranger to the service and gain access to the person’s identity and social media profile within seconds. The system has proven to be very efficient and has even beaten Google’s face recognition algorithm at the MegaFace facial recognition contest.</text:p>
      <text:p text:style-name="Standard">Whilethe availability of such technology can be beneficial in numerous use cases such as crime investigation, it can easily be employed nefariously. For instance, authoritarian regimes can take high definition images of demonstrations and protests, and use thetechnology to find and crack down on participants. Other disturbing uses can include harassing and stalking innocent people by identifying them on the internet.The app was used by a St. Petersburg photographer to show how easy it is to identify people you don’t know. So,if a total stranger comes up to you, calls you by your name and reveals some of your most intimate information, which you though was private to you and your tight circle of confidantes, don’t be surprised. This is just the beginning of the end of privacy. And it’s being made possible thanks to the technology that we love and hate.All is not lost though, and if you want to counter the effects of controversial apps such as FindFace, the Kaspersky Blog offers a few tricks on how to take pictures that can’t be analyzed by face recognition algorithms. But for the most part, the angles and poses it suggests will make you look stupid, and they won’t help you with pictures you’ve <text:soft-page-break/>already posted on the internet.Unearthing your most intimate secretsMachine learning is being used profusely in online advertisement in order to understand user preferences and create more targeted campaigns and improve click-through rates. The effect is sometimes interesting but tends to get creepy and annoying. I visita lot of company websites for the research I do for my articles, but that doesn’t mean that I’m necessarily interested in buying the products and solutions those companies offer. But apparently, Google and other platforms that spy on you are not smart enough to understand that.In many cases, as soon as I leave a company’s website, I start seeing ads for that company pop up in literally every website that features ads, which I find pretty dumb and invasive. That is something that I can cope and dismiss as minor nuisance. Othershave had a more painful experience.In 2014, Princeton sociology professor Janet Vertesi went to great lengths to hide her pregnancy from online marketing companies and their data-hungry detection algorithms. She wanted to experiment if it was possible to avoid the episode of the teenage girl whose shopping patterns betrayed her pregnancy to her local Target store even before her parents knew about it.</text:p>
      <text:p text:style-name="Standard">Vertesi did everything she could, from using the Tor browser, to avoidingsocial media, telling friends not to mention anything about their expectations, paying in cash-purchased gift cards, using unrelated emails and having goods delivered to addresses that weren’t directly linked to her.But the experience made her look like a rude friend and family member, a bad and potentially criminal citizen carrying out illicit activities, and in the end, her secret was unearthed seven months into her pregnancy.And Vertesi is well versed on the laws and principles of online privacy. Others think that preserving online privacy is as easy as clearing a check box and opting out of data collection programs. They don’t know what they’re in for.Even your handwriting can be forgedAnother one of your unique assets has just been compromised, this time by researchers at University College London. A recent machine learning algorithm developed by UCL, dubbed “My Text in your Handwriting,” examines samples of a person’s handwriting, as little as a paragraph, and starts generating that looks like it’sbeen written by that person.The technology certainly has some very novel uses, such as helping people disabled by strokes to continue delivering handwritten text, or the translation of comic books with the handwriting of the original author.But it can also be put to some very evil uses, such as forging a letter in a person’s name and signature in legal cases or in order to create counterfeit products. Signature of popular figures are being purchased at very high prices, and if they can be replicated withauthenticity, it can become a lucrative source of income for fraudsters.In some more creepy cases, the technology might even be used to forge letters and documents in the name of historical figures in order to alter the course of history. But document forgery requires more than just handwriting replication, and it may still be a while before such endeavors can be carried out with success.The scientists claim in case “My Text in your Handwriting” is used for forgery, the same technology can be used to detect its illicit uses. But that would require a human being to become suspicious in the first place. In tests that were carried out on humans who were foretold about the technology, the participants were only able to detect forged handwriting in 60 percent of the </text:p>
      <text:p text:style-name="Standard">cases. The technology will be much more likely to slip by an oblivious user who doesn’t even know about its existence.What is privacy in the age of machine learning? Are we ready?Source:Julia Bossmann, Director, Strategy, Fathom Computingat World Economic Forum &amp; Ben Dicksonat TechTal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0-26T22:01:11.49</dc:date>
    <dc:creator>Pete Gray</dc:creator>
    <meta:editing-duration>P1DT10H2M56S</meta:editing-duration>
    <meta:editing-cycles>25</meta:editing-cycles>
    <meta:generator>OpenOffice/4.1.1$Win32 OpenOffice.org_project/411m6$Build-9775</meta:generator>
    <meta:document-statistic meta:table-count="0" meta:image-count="0" meta:object-count="0" meta:page-count="9" meta:paragraph-count="43" meta:word-count="5115" meta:character-count="30760"/>
  </office:meta>
</office:document-meta>
</file>